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7.5665in" svg:y="0.5228in">
            <draw:object draw:notify-on-update-of-ranges="Sheet1.C4:Sheet1.C4 Sheet1.C5:Sheet1.C9 Sheet1.D4:Sheet1.D4 Sheet1.D5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0.748in" svg:y="2.1543in">
            <draw:object draw:notify-on-update-of-ranges="Sheet1.C5:Sheet1.C9 Sheet1.E5:Sheet1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5197in" svg:y="4.4524in">
            <draw:object draw:notify-on-update-of-ranges="Sheet1.C5:Sheet1.C9 Sheet1.F5:Sheet1.F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iciecy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.1888" calcext:value-type="float">
            <text:p>15.1888</text:p>
          </table:table-cell>
          <table:table-cell table:formula="of:=[.$D$5]/[.C5]/[.D5]" office:value-type="float" office:value="1" calcext:value-type="float">
            <text:p>1</text:p>
          </table:table-cell>
          <table:table-cell table:formula="of:=[.$D$5]/[.D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.8682" calcext:value-type="float">
            <text:p>12.8682</text:p>
          </table:table-cell>
          <table:table-cell table:formula="of:=[.$D$5]/[.C6]/[.D6]" office:value-type="float" office:value="0.590168011066039" calcext:value-type="float">
            <text:p>0.590168011066039</text:p>
          </table:table-cell>
          <table:table-cell table:formula="of:=[.$D$5]/[.D6]" office:value-type="float" office:value="1.18033602213208" calcext:value-type="float">
            <text:p>1.1803360221320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.70748" calcext:value-type="float">
            <text:p>8.70748</text:p>
          </table:table-cell>
          <table:table-cell table:formula="of:=[.$D$5]/[.C7]/[.D7]" office:value-type="float" office:value="0.436084837404163" calcext:value-type="float">
            <text:p>0.436084837404163</text:p>
          </table:table-cell>
          <table:table-cell table:formula="of:=[.$D$5]/[.D7]" office:value-type="float" office:value="1.74433934961665" calcext:value-type="float">
            <text:p>1.7443393496166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.49979" calcext:value-type="float">
            <text:p>4.49979</text:p>
          </table:table-cell>
          <table:table-cell table:formula="of:=[.$D$5]/[.C8]/[.D8]" office:value-type="float" office:value="0.421930801215168" calcext:value-type="float">
            <text:p>0.421930801215168</text:p>
          </table:table-cell>
          <table:table-cell table:formula="of:=[.$D$5]/[.D8]" office:value-type="float" office:value="3.37544640972134" calcext:value-type="float">
            <text:p>3.3754464097213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.34605" calcext:value-type="float">
            <text:p>2.34605</text:p>
          </table:table-cell>
          <table:table-cell table:formula="of:=[.$D$5]/[.C9]/[.D9]" office:value-type="float" office:value="0.404637582319217" calcext:value-type="float">
            <text:p>0.404637582319217</text:p>
          </table:table-cell>
          <table:table-cell table:formula="of:=[.$D$5]/[.D9]" office:value-type="float" office:value="6.47420131710748" calcext:value-type="float">
            <text:p>6.47420131710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3:54:23.489753313</meta:creation-date>
    <dc:date>2024-05-22T13:58:09.186721819</dc:date>
    <meta:editing-duration>PT3M46S</meta:editing-duration>
    <meta:editing-cycles>1</meta:editing-cycles>
    <meta:generator>LibreOffice/7.3.7.2$Linux_X86_64 LibreOffice_project/30$Build-2</meta:generator>
    <meta:document-statistic meta:table-count="1" meta:cell-count="2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492cm" svg:y="0.316cm" chart:style-name="ch2">
          <text:p>time</text:p>
        </chart:title>
        <chart:legend chart:legend-position="end" svg:x="13.993cm" svg:y="4.203cm" style:legend-expansion="high" chart:style-name="ch3"/>
        <chart:plot-area chart:style-name="ch4" table:cell-range-address="Sheet1.C4:Sheet1.D9" chart:data-source-has-labels="row" svg:x="0.319cm" svg:y="1.275cm" svg:width="13.355cm" svg:height="7.55cm">
          <chart:coordinate-region svg:x="0.94cm" svg:y="1.474cm" svg:width="12.547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5:Sheet1.D9" chart:label-cell-address="Sheet1.D4:Sheet1.D4" chart:class="chart:scatter">
            <chart:domain table:cell-range-address="Sheet1.C5:Sheet1.C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5:Sheet1.C9</svg:desc>
                </draw:g>
              </table:table-cell>
              <table:table-cell office:value-type="float" office:value="15.1888">
                <text:p>15.1888</text:p>
                <draw:g>
                  <svg:desc>Sheet1.D5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8682">
                <text:p>12.8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.70748">
                <text:p>8.70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49979">
                <text:p>4.4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34605">
                <text:p>2.34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63cm" svg:y="0.316cm" chart:style-name="ch2">
          <text:p>efficiency</text:p>
        </chart:title>
        <chart:legend chart:legend-position="end" svg:x="13.146cm" svg:y="4.203cm" style:legend-expansion="high" chart:style-name="ch3"/>
        <chart:plot-area chart:style-name="ch4" table:cell-range-address="Sheet1.C5:Sheet1.C9 Sheet1.E5:Sheet1.E9" svg:x="0.319cm" svg:y="1.275cm" svg:width="12.508cm" svg:height="7.55cm">
          <chart:coordinate-region svg:x="1.046cm" svg:y="1.475cm" svg:width="11.594cm" svg:height="6.7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9" chart:class="chart:scatter">
            <chart:domain table:cell-range-address="Sheet1.C5:Sheet1.C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5:Sheet1.C9</svg:desc>
                </draw:g>
              </table:table-cell>
              <table:table-cell office:value-type="float" office:value="1">
                <text:p>1</text:p>
                <draw:g>
                  <svg:desc>Sheet1.E5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90168011066039">
                <text:p>0.590168011066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36084837404163">
                <text:p>0.436084837404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21930801215168">
                <text:p>0.421930801215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04637582319217">
                <text:p>0.4046375823192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83cm" svg:y="0.316cm" chart:style-name="ch2">
          <text:p>speedup</text:p>
        </chart:title>
        <chart:legend chart:legend-position="end" svg:x="13.174cm" svg:y="4.201cm" style:legend-expansion="high" chart:style-name="ch3"/>
        <chart:plot-area chart:style-name="ch4" table:cell-range-address="Sheet1.C5:Sheet1.C9 Sheet1.F5:Sheet1.F9" svg:x="0.32cm" svg:y="1.275cm" svg:width="12.534cm" svg:height="7.545cm">
          <chart:coordinate-region svg:x="0.756cm" svg:y="1.474cm" svg:width="11.911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9" chart:class="chart:scatter">
            <chart:domain table:cell-range-address="Sheet1.C5:Sheet1.C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5:Sheet1.C9</svg:desc>
                </draw:g>
              </table:table-cell>
              <table:table-cell office:value-type="float" office:value="1">
                <text:p>1</text:p>
                <draw:g>
                  <svg:desc>Sheet1.F5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8033602213208">
                <text:p>1.18033602213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4433934961665">
                <text:p>1.74433934961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37544640972134">
                <text:p>3.37544640972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47420131710748">
                <text:p>6.47420131710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